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313cm" fo:min-width="9.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solid" draw:fill-color="#d9d9d9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88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17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36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6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1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00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1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8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15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51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22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5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ffffff" loext:opacity="100%" style:font-name="CenturyGothic" fo:font-size="18pt" style:font-size-asian="18pt" style:font-name-complex="CenturyGothic" style:font-size-complex="18pt"/>
    </style:style>
    <style:style style:name="T4" style:family="text">
      <style:text-properties fo:color="#000000" loext:opacity="100%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style:style style:name="T5" style:family="text">
      <style:text-properties fo:color="#000000" loext:opacity="100%" style:font-name="CenturyGothic" fo:font-size="11pt" fo:font-style="italic" style:font-size-asian="11pt" style:font-name-complex="CenturyGoth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8.2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3.367cm" svg:x="2.113cm" svg:y="4.922cm">
          <draw:text-box>
            <text:p text:style-name="P2"><text:span text:style-name="T1">02</text:span></text:p>
          </draw:text-box>
        </draw:frame>
        <draw:frame draw:style-name="gr3" draw:text-style-name="P4" draw:layer="layout" svg:width="9.29cm" svg:height="2.313cm" svg:x="5.483cm" svg:y="5.472cm">
          <draw:text-box>
            <text:p text:style-name="P2"><text:span text:style-name="T2">Değerlendirme </text:span></text:p>
            <text:p text:style-name="P2"><text:span text:style-name="T2">çemberleri</text:span></text:p>
          </draw:text-box>
        </draw:frame>
      </draw:page>
      <draw:page draw:name="page2" draw:style-name="dp1" draw:master-page-name="master-page110">
        <draw:polygon draw:style-name="gr4" draw:text-style-name="P5" draw:layer="layout" svg:width="17.788cm" svg:height="0.78cm" svg:x="1.902cm" svg:y="2.534cm" svg:viewBox="0 0 17789 781" draw:points="0,0 17789,0 17789,781 0,781">
          <text:p/>
        </draw:polygon>
        <draw:polygon draw:style-name="gr5" draw:text-style-name="P6" draw:layer="layout" svg:width="0.794cm" svg:height="3.989cm" svg:x="1.902cm" svg:y="3.808cm" svg:viewBox="0 0 795 3990" draw:points="0,3990 795,3990 795,0 0,0">
          <text:p/>
        </draw:polygon>
        <draw:polygon draw:style-name="gr5" draw:text-style-name="P6" draw:layer="layout" svg:width="0.794cm" svg:height="3.564cm" svg:x="1.902cm" svg:y="7.797cm" svg:viewBox="0 0 795 3565" draw:points="0,3565 795,3565 795,0 0,0">
          <text:p/>
        </draw:polygon>
        <draw:polygon draw:style-name="gr5" draw:text-style-name="P6" draw:layer="layout" svg:width="0.794cm" svg:height="5.683cm" svg:x="1.902cm" svg:y="11.361cm" svg:viewBox="0 0 795 5684" draw:points="0,5684 795,5684 795,0 0,0">
          <text:p/>
        </draw:polygon>
        <draw:polygon draw:style-name="gr5" draw:text-style-name="P6" draw:layer="layout" svg:width="0.794cm" svg:height="5.682cm" svg:x="1.902cm" svg:y="17.044cm" svg:viewBox="0 0 795 5683" draw:points="0,5683 795,5683 795,0 0,0">
          <text:p/>
        </draw:polygon>
        <draw:frame draw:style-name="gr6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4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4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4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4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4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4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4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4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4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4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4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4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4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4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4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4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4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4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4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4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4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4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4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4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4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4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4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4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4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4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4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4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4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4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4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4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4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4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4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4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4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4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4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7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8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9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0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1" draw:text-style-name="P8" draw:layer="layout" svg:width="1.619cm" svg:height="0.53cm" draw:transform="rotate (1.5707963267949) translate (2.025cm 5.418cm)">
          <draw:text-box>
            <text:p text:style-name="P2"><text:span text:style-name="T5">Tur 1</text:span></text:p>
          </draw:text-box>
        </draw:frame>
        <draw:frame draw:style-name="gr12" draw:text-style-name="P8" draw:layer="layout" svg:width="3.008cm" svg:height="0.53cm" svg:x="2.89cm" svg:y="6.081cm">
          <draw:text-box>
            <text:p text:style-name="P2"><text:span text:style-name="T5">(3 * 7) - (1 + 2)</text:span></text:p>
          </draw:text-box>
        </draw:frame>
        <draw:frame draw:style-name="gr11" draw:text-style-name="P8" draw:layer="layout" svg:width="1.619cm" svg:height="0.53cm" draw:transform="rotate (1.5707963267949) translate (2.025cm 9.406cm)">
          <draw:text-box>
            <text:p text:style-name="P2"><text:span text:style-name="T5">Tur 2</text:span></text:p>
          </draw:text-box>
        </draw:frame>
        <draw:frame draw:style-name="gr13" draw:text-style-name="P8" draw:layer="layout" svg:width="2.013cm" svg:height="0.53cm" svg:x="2.89cm" svg:y="9.858cm">
          <draw:text-box>
            <text:p text:style-name="P2"><text:span text:style-name="T5">3 - (1 + 2)</text:span></text:p>
          </draw:text-box>
        </draw:frame>
        <draw:frame draw:style-name="gr11" draw:text-style-name="P8" draw:layer="layout" svg:width="1.619cm" svg:height="0.53cm" draw:transform="rotate (1.5707963267949) translate (2.025cm 12.971cm)">
          <draw:text-box>
            <text:p text:style-name="P2"><text:span text:style-name="T5">Tur 3</text:span></text:p>
          </draw:text-box>
        </draw:frame>
        <draw:frame draw:style-name="gr14" draw:text-style-name="P8" draw:layer="layout" svg:width="3.13cm" svg:height="0.53cm" svg:x="2.89cm" svg:y="14.481cm">
          <draw:text-box>
            <text:p text:style-name="P2"><text:span text:style-name="T5">3 - <text:s/>(1 + (5 * 6))</text:span></text:p>
          </draw:text-box>
        </draw:frame>
        <draw:frame draw:style-name="gr11" draw:text-style-name="P8" draw:layer="layout" svg:width="1.619cm" svg:height="0.53cm" draw:transform="rotate (1.5707963267949) translate (2.025cm 18.654cm)">
          <draw:text-box>
            <text:p text:style-name="P2"><text:span text:style-name="T5">Tur 4</text:span></text:p>
          </draw:text-box>
        </draw:frame>
        <draw:frame draw:style-name="gr12" draw:text-style-name="P8" draw:layer="layout" svg:width="3.008cm" svg:height="0.53cm" svg:x="2.89cm" svg:y="20.164cm">
          <draw:text-box>
            <text:p text:style-name="P2"><text:span text:style-name="T5">(1 + (5 * 6)) - 3</text:span></text:p>
          </draw:text-box>
        </draw:frame>
      </draw:page>
      <draw:page draw:name="page3" draw:style-name="dp1" draw:master-page-name="master-page110">
        <draw:polygon draw:style-name="gr4" draw:text-style-name="P5" draw:layer="layout" svg:width="17.788cm" svg:height="0.78cm" svg:x="1.902cm" svg:y="2.534cm" svg:viewBox="0 0 17789 781" draw:points="0,0 17789,0 17789,781 0,781">
          <text:p/>
        </draw:polygon>
        <draw:polygon draw:style-name="gr5" draw:text-style-name="P6" draw:layer="layout" svg:width="0.794cm" svg:height="3.989cm" svg:x="1.902cm" svg:y="3.808cm" svg:viewBox="0 0 795 3990" draw:points="0,3990 795,3990 795,0 0,0">
          <text:p/>
        </draw:polygon>
        <draw:polygon draw:style-name="gr5" draw:text-style-name="P6" draw:layer="layout" svg:width="0.794cm" svg:height="3.564cm" svg:x="1.902cm" svg:y="7.797cm" svg:viewBox="0 0 795 3565" draw:points="0,3565 795,3565 795,0 0,0">
          <text:p/>
        </draw:polygon>
        <draw:polygon draw:style-name="gr5" draw:text-style-name="P6" draw:layer="layout" svg:width="0.794cm" svg:height="5.683cm" svg:x="1.902cm" svg:y="11.361cm" svg:viewBox="0 0 795 5684" draw:points="0,5684 795,5684 795,0 0,0">
          <text:p/>
        </draw:polygon>
        <draw:polygon draw:style-name="gr5" draw:text-style-name="P6" draw:layer="layout" svg:width="0.794cm" svg:height="5.682cm" svg:x="1.902cm" svg:y="17.044cm" svg:viewBox="0 0 795 5683" draw:points="0,5683 795,5683 795,0 0,0">
          <text:p/>
        </draw:polygon>
        <draw:frame draw:style-name="gr6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4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4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4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4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4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4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4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4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4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4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4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4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4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4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4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4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4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4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4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4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4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4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4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4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4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4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4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4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4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4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4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4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4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4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4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4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4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4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4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4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4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4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4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7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8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9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0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1" draw:text-style-name="P8" draw:layer="layout" svg:width="1.619cm" svg:height="0.53cm" draw:transform="rotate (1.5707963267949) translate (2.025cm 5.418cm)">
          <draw:text-box>
            <text:p text:style-name="P2"><text:span text:style-name="T5">Tur 5</text:span></text:p>
          </draw:text-box>
        </draw:frame>
        <draw:frame draw:style-name="gr15" draw:text-style-name="P8" draw:layer="layout" svg:width="3.384cm" svg:height="0.53cm" svg:x="2.89cm" svg:y="6.081cm">
          <draw:text-box>
            <text:p text:style-name="P2"><text:span text:style-name="T5">(4 + 7) * ((1 + 2) / 3)</text:span></text:p>
          </draw:text-box>
        </draw:frame>
        <draw:frame draw:style-name="gr11" draw:text-style-name="P8" draw:layer="layout" svg:width="1.619cm" svg:height="0.53cm" draw:transform="rotate (1.5707963267949) translate (2.025cm 9.406cm)">
          <draw:text-box>
            <text:p text:style-name="P2"><text:span text:style-name="T5">Tur 6</text:span></text:p>
          </draw:text-box>
        </draw:frame>
        <draw:frame draw:style-name="gr16" draw:text-style-name="P9" draw:layer="layout" svg:width="3.156cm" svg:height="1.059cm" svg:x="2.89cm" svg:y="9.858cm">
          <draw:text-box>
            <text:p text:style-name="P2"><text:span text:style-name="T5">4 + 7 * ((1 + 2) / 3)</text:span></text:p>
          </draw:text-box>
        </draw:frame>
        <draw:frame draw:style-name="gr11" draw:text-style-name="P8" draw:layer="layout" svg:width="1.619cm" svg:height="0.53cm" draw:transform="rotate (1.5707963267949) translate (2.025cm 12.971cm)">
          <draw:text-box>
            <text:p text:style-name="P2"><text:span text:style-name="T5">Tur 7</text:span></text:p>
          </draw:text-box>
        </draw:frame>
        <draw:frame draw:style-name="gr17" draw:text-style-name="P9" draw:layer="layout" svg:width="3.511cm" svg:height="1.059cm" svg:x="2.861cm" svg:y="14.489cm">
          <draw:text-box>
            <text:p text:style-name="P2"><text:span text:style-name="T5">4 + 7 * 1 + 2 / 3</text:span></text:p>
          </draw:text-box>
        </draw:frame>
        <draw:frame draw:style-name="gr11" draw:text-style-name="P8" draw:layer="layout" svg:width="1.619cm" svg:height="0.53cm" draw:transform="rotate (1.5707963267949) translate (2.025cm 18.654cm)">
          <draw:text-box>
            <text:p text:style-name="P2"><text:span text:style-name="T5">Tur 8</text:span></text:p>
          </draw:text-box>
        </draw:frame>
        <draw:frame draw:style-name="gr18" draw:text-style-name="P9" draw:layer="layout" svg:width="3.228cm" svg:height="1.059cm" svg:x="2.89cm" svg:y="20.164cm">
          <draw:text-box>
            <text:p text:style-name="P2"><text:span text:style-name="T5">(4 + 7) * 1 + 2 / 3</text:span></text:p>
          </draw:text-box>
        </draw:frame>
      </draw:page>
      <draw:page draw:name="page4" draw:style-name="dp1" draw:master-page-name="master-page110">
        <draw:polygon draw:style-name="gr4" draw:text-style-name="P5" draw:layer="layout" svg:width="17.788cm" svg:height="0.78cm" svg:x="1.902cm" svg:y="2.534cm" svg:viewBox="0 0 17789 781" draw:points="0,0 17789,0 17789,781 0,781">
          <text:p/>
        </draw:polygon>
        <draw:polygon draw:style-name="gr5" draw:text-style-name="P6" draw:layer="layout" svg:width="0.794cm" svg:height="3.989cm" svg:x="1.902cm" svg:y="3.808cm" svg:viewBox="0 0 795 3990" draw:points="0,3990 795,3990 795,0 0,0">
          <text:p/>
        </draw:polygon>
        <draw:polygon draw:style-name="gr5" draw:text-style-name="P6" draw:layer="layout" svg:width="0.794cm" svg:height="3.564cm" svg:x="1.902cm" svg:y="7.797cm" svg:viewBox="0 0 795 3565" draw:points="0,3565 795,3565 795,0 0,0">
          <text:p/>
        </draw:polygon>
        <draw:polygon draw:style-name="gr5" draw:text-style-name="P6" draw:layer="layout" svg:width="0.794cm" svg:height="5.683cm" svg:x="1.902cm" svg:y="11.361cm" svg:viewBox="0 0 795 5684" draw:points="0,5684 795,5684 795,0 0,0">
          <text:p/>
        </draw:polygon>
        <draw:polygon draw:style-name="gr5" draw:text-style-name="P6" draw:layer="layout" svg:width="0.794cm" svg:height="5.682cm" svg:x="1.902cm" svg:y="17.044cm" svg:viewBox="0 0 795 5683" draw:points="0,5683 795,5683 795,0 0,0">
          <text:p/>
        </draw:polygon>
        <draw:frame draw:style-name="gr6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4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4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4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4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4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4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4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4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4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4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4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4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4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4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4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4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4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4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4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4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4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4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4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4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4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4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4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4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4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4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4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4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4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4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4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4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4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4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4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4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4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4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4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7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8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9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0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1" draw:text-style-name="P8" draw:layer="layout" svg:width="1.619cm" svg:height="0.53cm" draw:transform="rotate (1.5707963267949) translate (2.025cm 5.418cm)">
          <draw:text-box>
            <text:p text:style-name="P2"><text:span text:style-name="T5">Tur 9</text:span></text:p>
          </draw:text-box>
        </draw:frame>
        <draw:frame draw:style-name="gr12" draw:text-style-name="P8" draw:layer="layout" svg:width="3.008cm" svg:height="0.53cm" svg:x="2.856cm" svg:y="6.107cm">
          <draw:text-box>
            <text:p text:style-name="P2"><text:span text:style-name="T5">9 – 8 – 7 – 6 - 5</text:span></text:p>
          </draw:text-box>
        </draw:frame>
        <draw:frame draw:style-name="gr11" draw:text-style-name="P8" draw:layer="layout" svg:width="1.619cm" svg:height="0.53cm" draw:transform="rotate (1.5707963267949) translate (2.025cm 9.406cm)">
          <draw:text-box>
            <text:p text:style-name="P2"><text:span text:style-name="T5">Tur 10</text:span></text:p>
          </draw:text-box>
        </draw:frame>
        <draw:frame draw:style-name="gr19" draw:text-style-name="P8" draw:layer="layout" svg:width="2.038cm" svg:height="0.53cm" svg:x="2.89cm" svg:y="9.858cm">
          <draw:text-box>
            <text:p text:style-name="P2"><text:span text:style-name="T5">9 * 8 + 3 - 2</text:span></text:p>
          </draw:text-box>
        </draw:frame>
        <draw:frame draw:style-name="gr11" draw:text-style-name="P8" draw:layer="layout" svg:width="1.619cm" svg:height="0.53cm" draw:transform="rotate (1.5707963267949) translate (2.025cm 12.971cm)">
          <draw:text-box>
            <text:p text:style-name="P2"><text:span text:style-name="T5">Tur 11</text:span></text:p>
          </draw:text-box>
        </draw:frame>
        <draw:frame draw:style-name="gr14" draw:text-style-name="P8" draw:layer="layout" svg:width="3.13cm" svg:height="0.53cm" svg:x="2.89cm" svg:y="14.481cm">
          <draw:text-box>
            <text:p text:style-name="P2"><text:span text:style-name="T5">(4 + 3) * (2 + 1)</text:span></text:p>
          </draw:text-box>
        </draw:frame>
        <draw:frame draw:style-name="gr11" draw:text-style-name="P8" draw:layer="layout" svg:width="1.619cm" svg:height="0.53cm" draw:transform="rotate (1.5707963267949) translate (2.025cm 18.654cm)">
          <draw:text-box>
            <text:p text:style-name="P2"><text:span text:style-name="T5">Tur 12</text:span></text:p>
          </draw:text-box>
        </draw:frame>
        <draw:frame draw:style-name="gr12" draw:text-style-name="P8" draw:layer="layout" svg:width="3.008cm" svg:height="0.53cm" svg:x="2.89cm" svg:y="20.164cm">
          <draw:text-box>
            <text:p text:style-name="P2"><text:span text:style-name="T5">4 + 3 * 2 + 1</text:span></text:p>
          </draw:text-box>
        </draw:frame>
      </draw:page>
      <draw:page draw:name="page5" draw:style-name="dp1" draw:master-page-name="master-page110">
        <draw:polygon draw:style-name="gr4" draw:text-style-name="P5" draw:layer="layout" svg:width="17.788cm" svg:height="0.78cm" svg:x="1.902cm" svg:y="2.534cm" svg:viewBox="0 0 17789 781" draw:points="0,0 17789,0 17789,781 0,781">
          <text:p/>
        </draw:polygon>
        <draw:polygon draw:style-name="gr5" draw:text-style-name="P6" draw:layer="layout" svg:width="0.794cm" svg:height="3.989cm" svg:x="1.902cm" svg:y="3.808cm" svg:viewBox="0 0 795 3990" draw:points="0,3990 795,3990 795,0 0,0">
          <text:p/>
        </draw:polygon>
        <draw:polygon draw:style-name="gr5" draw:text-style-name="P6" draw:layer="layout" svg:width="0.794cm" svg:height="3.564cm" svg:x="1.902cm" svg:y="7.797cm" svg:viewBox="0 0 795 3565" draw:points="0,3565 795,3565 795,0 0,0">
          <text:p/>
        </draw:polygon>
        <draw:polygon draw:style-name="gr5" draw:text-style-name="P6" draw:layer="layout" svg:width="0.794cm" svg:height="5.683cm" svg:x="1.902cm" svg:y="11.361cm" svg:viewBox="0 0 795 5684" draw:points="0,5684 795,5684 795,0 0,0">
          <text:p/>
        </draw:polygon>
        <draw:polygon draw:style-name="gr5" draw:text-style-name="P6" draw:layer="layout" svg:width="0.794cm" svg:height="5.682cm" svg:x="1.902cm" svg:y="17.044cm" svg:viewBox="0 0 795 5683" draw:points="0,5683 795,5683 795,0 0,0">
          <text:p/>
        </draw:polygon>
        <draw:frame draw:style-name="gr6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4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4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4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4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4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4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4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4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4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4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4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4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4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4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4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4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4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4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4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4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4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4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4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4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4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4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4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4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4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4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4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4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4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4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4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4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4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4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4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4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4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4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4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4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4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4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7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8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9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0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1" draw:text-style-name="P8" draw:layer="layout" svg:width="1.619cm" svg:height="0.53cm" draw:transform="rotate (1.5707963267949) translate (2.025cm 5.418cm)">
          <draw:text-box>
            <text:p text:style-name="P2"><text:span text:style-name="T5">Tur 13</text:span></text:p>
          </draw:text-box>
        </draw:frame>
        <draw:frame draw:style-name="gr12" draw:text-style-name="P8" draw:layer="layout" svg:width="3.008cm" svg:height="0.53cm" svg:x="2.89cm" svg:y="6.081cm">
          <draw:text-box>
            <text:p text:style-name="P2"><text:span text:style-name="T5">3 * 4 <text:s/>/ 6 * 5</text:span></text:p>
          </draw:text-box>
        </draw:frame>
        <draw:frame draw:style-name="gr11" draw:text-style-name="P8" draw:layer="layout" svg:width="1.619cm" svg:height="0.53cm" draw:transform="rotate (1.5707963267949) translate (2.025cm 9.406cm)">
          <draw:text-box>
            <text:p text:style-name="P2"><text:span text:style-name="T5">Tur 14</text:span></text:p>
          </draw:text-box>
        </draw:frame>
        <draw:frame draw:style-name="gr20" draw:text-style-name="P8" draw:layer="layout" svg:width="2.495cm" svg:height="0.53cm" svg:x="2.89cm" svg:y="9.858cm">
          <draw:text-box>
            <text:p text:style-name="P2"><text:span text:style-name="T5">(7 * 5) - (1 + 2)</text:span></text:p>
          </draw:text-box>
        </draw:frame>
        <draw:frame draw:style-name="gr11" draw:text-style-name="P8" draw:layer="layout" svg:width="1.619cm" svg:height="0.53cm" draw:transform="rotate (1.5707963267949) translate (2.025cm 12.971cm)">
          <draw:text-box>
            <text:p text:style-name="P2"><text:span text:style-name="T5">Tur 15</text:span></text:p>
          </draw:text-box>
        </draw:frame>
        <draw:frame draw:style-name="gr21" draw:text-style-name="P8" draw:layer="layout" svg:width="3.156cm" svg:height="0.53cm" svg:x="2.89cm" svg:y="14.481cm">
          <draw:text-box>
            <text:p text:style-name="P2"><text:span text:style-name="T5">5 - <text:s/>(2 + (9 * 7 / 3))</text:span></text:p>
          </draw:text-box>
        </draw:frame>
        <draw:frame draw:style-name="gr11" draw:text-style-name="P8" draw:layer="layout" svg:width="1.619cm" svg:height="0.53cm" draw:transform="rotate (1.5707963267949) translate (2.025cm 18.654cm)">
          <draw:text-box>
            <text:p text:style-name="P2"><text:span text:style-name="T5">Tur 16</text:span></text:p>
          </draw:text-box>
        </draw:frame>
        <draw:frame draw:style-name="gr22" draw:text-style-name="P8" draw:layer="layout" svg:width="3.469cm" svg:height="0.53cm" svg:x="2.89cm" svg:y="20.164cm">
          <draw:text-box>
            <text:p text:style-name="P2"><text:span text:style-name="T5">(1 + (5 * (6 + 7 ))) - 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5:56:55.107711368</dc:date>
    <meta:editing-duration>PT1H8M42S</meta:editing-duration>
    <meta:editing-cycles>24</meta:editing-cycles>
    <meta:generator>LibreOffice/24.2.3.2$Linux_X86_64 LibreOffice_project/420$Build-2</meta:generator>
    <dc:creator>Barbara Stephenson</dc:creator>
    <meta:document-statistic meta:object-count="274"/>
  </office:meta>
</office:document-meta>
</file>